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9bd" officeooo:paragraph-rsid="0003daa1"/>
    </style:style>
    <style:style style:name="P2" style:family="paragraph" style:parent-style-name="Standard">
      <style:text-properties fo:font-weight="bold" officeooo:rsid="000a9da3" officeooo:paragraph-rsid="0003daa1" style:font-weight-asian="bold" style:font-weight-complex="bold"/>
    </style:style>
    <style:style style:name="P3" style:family="paragraph" style:parent-style-name="Standard">
      <style:text-properties fo:font-weight="bold" officeooo:rsid="000dd9a2" officeooo:paragraph-rsid="0003daa1" style:font-weight-asian="bold" style:font-weight-complex="bold"/>
    </style:style>
    <style:style style:name="P4" style:family="paragraph" style:parent-style-name="Standard">
      <style:text-properties fo:font-weight="bold" officeooo:paragraph-rsid="0003daa1" style:font-weight-asian="bold" style:font-weight-complex="bold"/>
    </style:style>
    <style:style style:name="P5" style:family="paragraph" style:parent-style-name="Standard">
      <style:text-properties officeooo:rsid="000912d6" officeooo:paragraph-rsid="0003daa1"/>
    </style:style>
    <style:style style:name="P6" style:family="paragraph" style:parent-style-name="Standard">
      <style:text-properties officeooo:rsid="000a9da3" officeooo:paragraph-rsid="0003daa1"/>
    </style:style>
    <style:style style:name="P7" style:family="paragraph" style:parent-style-name="Standard">
      <style:text-properties officeooo:rsid="000cdaeb" officeooo:paragraph-rsid="0003daa1"/>
    </style:style>
    <style:style style:name="P8" style:family="paragraph" style:parent-style-name="Standard">
      <style:text-properties officeooo:rsid="00065899" officeooo:paragraph-rsid="00065899"/>
    </style:style>
    <style:style style:name="P9" style:family="paragraph" style:parent-style-name="Standard">
      <style:text-properties officeooo:rsid="0007347c" officeooo:paragraph-rsid="0007347c"/>
    </style:style>
    <style:style style:name="T1" style:family="text">
      <style:text-properties officeooo:rsid="000dd9a2"/>
    </style:style>
    <style:style style:name="T2" style:family="text">
      <style:text-properties officeooo:rsid="0004ee42"/>
    </style:style>
    <style:style style:name="T3" style:family="text">
      <style:text-properties officeooo:rsid="000658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++重要编译参数</text:p>
      <text:p text:style-name="P5">1、-g 编译带调试信息的可执行文件，选项告诉GCC产生能被GNU调试器——gdb使用的调试信息。</text:p>
      <text:p text:style-name="P5">2、-O[n] 优化源代码，一般使用-O2。省略掉代码中未使用的变量，将表达式用结果值代替等等。</text:p>
      <text:p text:style-name="P5">3、-l 和 -L 分别表示指定库文件，指定库路径。库名或者库路径要紧跟在这两个[option]后，中间无空格。</text:p>
      <text:p text:style-name="P6">4、-I 指定头文件搜索目录</text:p>
      <text:p text:style-name="P6">5、-Wall 打印警告信息</text:p>
      <text:p text:style-name="P6">6、-w 关闭警告信息</text:p>
      <text:p text:style-name="P6">7、-std=c++11 设置编译标准</text:p>
      <text:p text:style-name="P6">8、-o 指定输出文件名</text:p>
      <text:p text:style-name="P6">9、-D 定义宏</text:p>
      <text:p text:style-name="P6"/>
      <text:p text:style-name="P2">多文件编译</text:p>
      <text:p text:style-name="P7">1、链接静态库生成可执行文件：执行前就引用 <text:span text:style-name="T1">ar rs ...</text:span></text:p>
      <text:p text:style-name="P7">2、链接动态库生成可执行文件：执行时再引用 -<text:span text:style-name="T1">fPIC</text:span></text:p>
      <text:p text:style-name="P7"/>
      <text:p text:style-name="P3">gdb调试器</text:p>
      <text:p text:style-name="P1">1、开始调试</text:p>
      <text:p text:style-name="P1">gdb [exefilename]</text:p>
      <text:p text:style-name="P1">[exefilename]：为g++ -g … 生成的带有调试信息的可执行文件</text:p>
      <text:p text:style-name="P1">2、进入调试后</text:p>
      <text:p text:style-name="P1">help [comend]<text:tab/>查看命令帮助</text:p>
      <text:p text:style-name="P1">run(r)<text:tab/><text:tab/>重新开始运行文件</text:p>
      <text:p text:style-name="P1">start<text:tab/><text:tab/>单步运行程序</text:p>
      <text:p text:style-name="P1">list(l)<text:tab/><text:tab/>查看源代码，list-n从第n行开始查看，list [functionname]查看具体函数</text:p>
      <text:p text:style-name="P1">set<text:tab/><text:tab/>设置变量值</text:p>
      <text:p text:style-name="P1">next(n)<text:tab/><text:tab/>单步调试，逐过程</text:p>
      <text:p text:style-name="P1">step(s)<text:tab/><text:tab/>单步调试，逐语句</text:p>
      <text:p text:style-name="P1">backtrace(bt)<text:tab/>查看函数调用的栈帧和层级关系</text:p>
      <text:p text:style-name="P1">frame(f)<text:tab/>切换函数栈帧</text:p>
      <text:p text:style-name="P1">info(i)<text:tab/><text:tab/>查看函数内部局部变量数值</text:p>
      <text:p text:style-name="P1">finish<text:tab/><text:tab/>结束当前函数，返回函数调用点</text:p>
      <text:p text:style-name="P1">continus(c)<text:tab/>继续运行</text:p>
      <text:p text:style-name="P1">print(p)<text:tab/>打印值或地址</text:p>
      <text:p text:style-name="P1"/>
      <text:p text:style-name="P1">-<text:span text:style-name="T2">Wall 打开所有的警告</text:span></text:p>
      <text:p text:style-name="P1">./<text:span text:style-name="T2">exec &amp; 后面的&amp;表示把程序放在后台运行</text:span><text:span text:style-name="T3">，从而立即返回命令行，可以执行下一步操作，而不需要等待程序运行。</text:span></text:p>
      <text:p text:style-name="P8">ps -e 列出当前系统上所有的进程</text:p>
      <text:p text:style-name="P8">ps显示系统上的进程状态，-e表示显示所有的进程列表不仅仅是当前用户的进程</text:p>
      <text:p text:style-name="P8">gdb -p 8043 启动gdb附加到进程ID(PID)为8043的进程上。附加成功后可以使用gdb提供的各种调试命令检查和控制该进程的执行。</text:p>
      <text:p text:style-name="P9">bt 查看当前调用栈</text:p>
      <text:p text:style-name="P9">bt full 查看详细调用栈信息，会把frame中的入参和局部变量显示出来</text:p>
      <text:p text:style-name="P9">gdb中按回车默认上一次命令</text:p>
      <text:p text:style-name="P9">info 查看frame详细信息</text:p>
      <text:p text:style-name="P9"><text:soft-page-break/>info frame查看当前栈信息</text:p>
      <text:p text:style-name="P9">info args 显示入参信息</text:p>
      <text:p text:style-name="P9">info local 显示局部变量信息</text:p>
      <text:p text:style-name="P9"/>
      <text:p text:style-name="P9">x 查看内存</text:p>
      <text:p text:style-name="P9">x/&lt;n/f/u&gt; &lt;addr&gt;</text:p>
      <text:p text:style-name="P9">n 表示打印多少单位的内存</text:p>
      <text:p text:style-name="P9">f 可选项比较多，o八进制，d十进制，x十六进制…</text:p>
      <text:p text:style-name="P9">u 定义单位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7:03:46.577912918</meta:creation-date>
    <dc:date>2024-05-31T17:21:05.182109902</dc:date>
    <meta:editing-duration>PT17M19S</meta:editing-duration>
    <meta:editing-cycles>4</meta:editing-cycles>
    <meta:generator>LibreOffice/24.2.3.2$Linux_X86_64 LibreOffice_project/420$Build-2</meta:generator>
    <meta:document-statistic meta:table-count="0" meta:image-count="0" meta:object-count="0" meta:page-count="2" meta:paragraph-count="48" meta:word-count="699" meta:character-count="1035" meta:non-whitespace-character-count="971"/>
  </office:meta>
</office:document-meta>
</file>